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 style:list-style-name="L2">
      <style:text-properties fo:font-variant="normal" fo:text-transform="none" fo:color="#000000" loext:opacity="100%" style:font-name="Liberation Serif" fo:font-size="12pt" fo:letter-spacing="normal" fo:font-style="normal" fo:font-weight="normal" officeooo:rsid="001f80e2" officeooo:paragraph-rsid="001f80e2"/>
    </style:style>
    <style:style style:name="P2" style:family="paragraph" style:parent-style-name="Standard">
      <style:text-properties fo:color="#000000" loext:opacity="100%" style:font-name="Liberation Serif" officeooo:rsid="001f80e2" officeooo:paragraph-rsid="001f80e2"/>
    </style:style>
    <style:style style:name="P3" style:family="paragraph" style:parent-style-name="Standard" style:list-style-name="L2">
      <style:text-properties fo:color="#000000" loext:opacity="100%" style:font-name="Liberation Serif" officeooo:rsid="001f80e2" officeooo:paragraph-rsid="001f80e2"/>
    </style:style>
    <style:style style:name="T1" style:family="text">
      <style:text-properties fo:font-variant="normal" fo:text-transform="none" fo:font-size="12pt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tep by Step Guide for 1 person (THIS IS ONLY FOR 1 PERSON, IT WILL NOT WORK WITH TEAMS)</text:p>
      <text:p text:style-name="P2"/>
      <text:list xml:id="list2536150409" text:style-name="L2">
        <text:list-item>
          <text:p text:style-name="P3">Create the folder in your files.</text:p>
        </text:list-item>
        <text:list-item>
          <text:p text:style-name="P3">Open up Git Bash.</text:p>
        </text:list-item>
        <text:list-item>
          <text:p text:style-name="P3">Set your email and username using </text:p>
          <text:list>
            <text:list-header>
              <text:p text:style-name="P3"><text:span text:style-name="T1">git config --global user.name "FIRST_NAME LAST_NAME"\</text:span></text:p>
              <text:p text:style-name="P1">git config --global user.email "MY_NAME@example.com"</text:p>
            </text:list-header>
          </text:list>
        </text:list-item>
        <text:list-item>
          <text:p text:style-name="P3"><text:span text:style-name="T1">Make your repository in Git Hub. </text:span></text:p>
        </text:list-item>
        <text:list-item>
          <text:p text:style-name="P3"><text:span text:style-name="T1">Use the ls command to list all of the files, and the cd command to move to different folders and directories until you get to your desired folder.</text:span></text:p>
        </text:list-item>
        <text:list-item>
          <text:p text:style-name="P3"><text:span text:style-name="T1">Use the command git init to initialize your local repository and connect it to your Git Bash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6T23:04:18.217000000</dc:date>
    <meta:editing-duration>PT7M11S</meta:editing-duration>
    <meta:editing-cycles>1</meta:editing-cycles>
    <meta:document-statistic meta:table-count="0" meta:image-count="0" meta:object-count="0" meta:page-count="1" meta:paragraph-count="9" meta:word-count="105" meta:character-count="559" meta:non-whitespace-character-count="469"/>
    <meta:generator>LibreOffice/7.1.6.2$Windows_X86_64 LibreOffice_project/0e133318fcee89abacd6a7d077e292f1145735c3</meta:generator>
  </office:meta>
</office:document-meta>
</file>